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  <style:style style:name="T22" style:family="text">
      <style:text-properties officeooo:rsid="010977aa"/>
    </style:style>
    <style:style style:name="T23" style:family="text">
      <style:text-properties officeooo:rsid="010e3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I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6"><text:text-input text:description="&lt;_(&quot;TOTAL DISCOUNT&quot;)&gt;">TOTAL DISCOUNT</text:text-input>:</text:p>
            <text:p text:style-name="P75"><text:span text:style-name="T22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3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1T10:05:58.355252595</dc:date>
    <meta:editing-duration>P1DT17H4M12S</meta:editing-duration>
    <meta:editing-cycles>248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414" meta:character-count="1409" meta:non-whitespace-character-count="1320"/>
  </office:meta>
</office:document-meta>
</file>